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2" style:family="table-row">
      <style:table-row-properties style:row-height="12.81pt" fo:break-before="auto" style:use-optimal-row-height="false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7" style:family="table-cell" style:parent-style-name="Default" style:data-style-name="N61">
      <style:text-properties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value-type" style:repeat-content="false"/>
      <style:paragraph-properties fo:margin-left="0pt"/>
    </style:style>
    <style:style style:name="ce14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25" table:default-cell-style-name="Default"/>
        <table:table-row table:style-name="ro1">
          <table:table-cell table:style-name="ce8" office:value-type="string" calcext:value-type="string">
            <text:p>THRESHOLDS DATA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table:style-name="ce8" office:value-type="string" calcext:value-type="string">
            <text:p>Circuit level error MONOLITHIC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STRINGENT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PQ TEST</text:p>
          </table:table-cell>
          <table:table-cell table:style-name="ce8" table:number-columns-repeated="2"/>
          <table:table-cell table:style-name="ce8" office:value-type="string" calcext:value-type="string">
            <text:p>TORIC</text:p>
          </table:table-cell>
          <table:table-cell table:style-name="ce8"/>
          <table:table-cell table:number-columns-repeated="4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4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4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4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4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4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4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4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4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4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11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8" office:value-type="string" calcext:value-type="string">
            <text:p>Circuit level error MONOLITHIC --------TESTING VALUES</text:p>
          </table:table-cell>
          <table:table-cell table:style-name="ce8" table:number-columns-repeated="5"/>
          <table:table-cell table:number-columns-repeated="19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Circuit level error MONOLITHIC --------local method</text:p>
          </table:table-cell>
          <table:table-cell table:style-name="ce8" table:number-columns-repeated="5"/>
          <table:table-cell table:style-name="ce8" office:value-type="string" calcext:value-type="string">
            <text:p>Circuit level error MONOLITHIC --------rounds method</text:p>
          </table:table-cell>
          <table:table-cell table:style-name="ce8" table:number-columns-repeated="4"/>
          <table:table-cell table:number-columns-repeated="2"/>
          <table:table-cell table:style-name="ce8" office:value-type="string" calcext:value-type="string">
            <text:p>STRINGENT</text:p>
          </table:table-cell>
          <table:table-cell table:style-name="ce8" table:number-columns-repeated="3"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/>
          <table:table-cell table:style-name="ce8" office:value-type="string" calcext:value-type="string">
            <text:p>pq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12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12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12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12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8" office:value-type="string" calcext:value-type="string">
            <text:p>Circuit level error MONOLITHIC -------- reversed rounds method</text:p>
          </table:table-cell>
          <table:table-cell table:style-name="ce8" table:number-columns-repeated="4"/>
          <table:table-cell table:number-columns-repeated="6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8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/text:p>
          </table:table-cell>
          <table:table-cell table:number-columns-repeated="3"/>
          <table:table-cell table:style-name="ce8"/>
          <table:table-cell table:number-columns-repeated="20"/>
        </table:table-row>
        <table:table-row table:style-name="ro1">
          <table:table-cell table:number-columns-repeated="4"/>
          <table:table-cell table:style-name="ce8"/>
          <table:table-cell table:number-columns-repeated="20"/>
        </table:table-row>
        <table:table-row table:style-name="ro1">
          <table:table-cell table:style-name="ce8" office:value-type="string" calcext:value-type="string">
            <text:p>MONOLITHIC -------- ignore = 0.025</text:p>
          </table:table-cell>
          <table:table-cell table:style-name="ce8" table:number-columns-repeated="4"/>
          <table:table-cell table:number-columns-repeated="20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0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0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0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0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0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0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0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0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0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0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0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8" office:value-type="string" calcext:value-type="string">
            <text:p>MONOLITHIC -------- ignore = 0.05</text:p>
          </table:table-cell>
          <table:table-cell table:style-name="ce8" table:number-columns-repeated="4"/>
          <table:table-cell table:number-columns-repeated="20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0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0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0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0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0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0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0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0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21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21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21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21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table:style-name="ce8" office:value-type="string" calcext:value-type="string">
            <text:p>Threshold a0 – single_rounds ignore=0.05</text:p>
          </table:table-cell>
          <table:table-cell table:style-name="ce8" table:number-columns-repeated="4"/>
          <table:table-cell table:number-columns-repeated="20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0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style-name="ce8" office:value-type="string" calcext:value-type="string">
            <text:p>Threshold eta – single_rounds ignore=0.05</text:p>
          </table:table-cell>
          <table:table-cell table:style-name="ce8" table:number-columns-repeated="4"/>
          <table:table-cell table:number-columns-repeated="20"/>
        </table:table-row>
        <table:table-row table:style-name="ro1">
          <table:table-cell table:style-name="ce8" office:value-type="string" calcext:value-type="string">
            <text:p>pq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0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089283" calcext:value-type="float">
            <text:p>0.0089283</text:p>
          </table:table-cell>
          <table:table-cell office:value-type="float" office:value="0.0083729" calcext:value-type="float">
            <text:p>0.0083729</text:p>
          </table:table-cell>
          <table:table-cell office:value-type="float" office:value="0.008365" calcext:value-type="float">
            <text:p>0.008365</text:p>
          </table:table-cell>
          <table:table-cell table:number-columns-repeated="20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92517" calcext:value-type="float">
            <text:p>0.009251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7375" calcext:value-type="float">
            <text:p>0.0087375</text:p>
          </table:table-cell>
          <table:table-cell table:number-columns-repeated="20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6733" calcext:value-type="float">
            <text:p>0.0096733</text:p>
          </table:table-cell>
          <table:table-cell office:value-type="float" office:value="0.0093043" calcext:value-type="float">
            <text:p>0.0093043</text:p>
          </table:table-cell>
          <table:table-cell office:value-type="float" office:value="0.0094025" calcext:value-type="float">
            <text:p>0.0094025</text:p>
          </table:table-cell>
          <table:table-cell table:number-columns-repeated="20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  <table:table-cell table:number-columns-repeated="20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  <table:table-cell table:number-columns-repeated="20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  <table:table-cell table:number-columns-repeated="20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  <table:table-cell table:number-columns-repeated="20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  <table:table-cell table:number-columns-repeated="20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  <table:table-cell table:number-columns-repeated="20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  <table:table-cell table:number-columns-repeated="20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 style:data-style-name="N2" text:time-value="11:32:21.353800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4T11:43:32.843285864</dc:date>
    <meta:editing-duration>P1DT13H53M2S</meta:editing-duration>
    <meta:editing-cycles>198</meta:editing-cycles>
    <meta:generator>LibreOffice/5.1.6.2$Linux_X86_64 LibreOffice_project/10m0$Build-2</meta:generator>
    <meta:document-statistic meta:table-count="3" meta:cell-count="2000" meta:object-count="0"/>
  </office:meta>
</office:document-meta>
</file>